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eb8" officeooo:paragraph-rsid="00088e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shank@shashank-HP-Pavilion-Sleekbook-15-PC ~/eclipse-workspace/GitDemo $ git init</text:p>
      <text:p text:style-name="P1">Initialized empty Git repository in /home/shashank/eclipse-workspace/GitDemo/.git/</text:p>
      <text:p text:style-name="P1">shashank@shashank-HP-Pavilion-Sleekbook-15-PC ~/eclipse-workspace/GitDemo $ git config </text:p>
      <text:p text:style-name="P1">Display all 286 possibilities? (y or n)</text:p>
      <text:p text:style-name="P1">shashank@shashank-HP-Pavilion-Sleekbook-15-PC ~/eclipse-workspace/GitDemo $ git config </text:p>
      <text:p text:style-name="P1">usage: git config [&lt;options&gt;]</text:p>
      <text:p text:style-name="P1"/>
      <text:p text:style-name="P1">Config file location</text:p>
      <text:p text:style-name="P1"><text:s text:c="4"/>--global <text:s text:c="13"/>use global config file</text:p>
      <text:p text:style-name="P1"><text:s text:c="4"/>--system <text:s text:c="13"/>use system config file</text:p>
      <text:p text:style-name="P1"><text:s text:c="4"/>--local <text:s text:c="14"/>use repository config file</text:p>
      <text:p text:style-name="P1"><text:s text:c="4"/>-f, --file &lt;file&gt; <text:s text:c="4"/>use given config file</text:p>
      <text:p text:style-name="P1"><text:s text:c="4"/>--blob &lt;blob-id&gt; <text:s text:c="5"/>read config from given blob object</text:p>
      <text:p text:style-name="P1"/>
      <text:p text:style-name="P1">Action</text:p>
      <text:p text:style-name="P1"><text:s text:c="4"/>--get <text:s text:c="16"/>get value: name [value-regex]</text:p>
      <text:p text:style-name="P1"><text:s text:c="4"/>--get-all <text:s text:c="12"/>get all values: key [value-regex]</text:p>
      <text:p text:style-name="P1"><text:s text:c="4"/>--get-regexp <text:s text:c="9"/>get values for regexp: name-regex [value-regex]</text:p>
      <text:p text:style-name="P1"><text:s text:c="4"/>--get-urlmatch <text:s text:c="7"/>get value specific for the URL: section[.var] URL</text:p>
      <text:p text:style-name="P1"><text:s text:c="4"/>--replace-all <text:s text:c="8"/>replace all matching variables: name value [value_regex]</text:p>
      <text:p text:style-name="P1"><text:s text:c="4"/>--add <text:s text:c="16"/>add a new variable: name value</text:p>
      <text:p text:style-name="P1"><text:s text:c="4"/>--unset <text:s text:c="14"/>remove a variable: name [value-regex]</text:p>
      <text:p text:style-name="P1"><text:s text:c="4"/>--unset-all <text:s text:c="10"/>remove all matches: name [value-regex]</text:p>
      <text:p text:style-name="P1"><text:s text:c="4"/>--rename-section <text:s text:c="5"/>rename section: old-name new-name</text:p>
      <text:p text:style-name="P1"><text:s text:c="4"/>--remove-section <text:s text:c="5"/>remove a section: name</text:p>
      <text:p text:style-name="P1"><text:s text:c="4"/>-l, --list <text:s text:c="11"/>list all</text:p>
      <text:p text:style-name="P1"><text:s text:c="4"/>-e, --edit <text:s text:c="11"/>open an editor</text:p>
      <text:p text:style-name="P1"><text:s text:c="4"/>--get-color <text:s text:c="10"/>find the color configured: slot [default]</text:p>
      <text:p text:style-name="P1"><text:s text:c="4"/>--get-colorbool <text:s text:c="6"/>find the color setting: slot [stdout-is-tty]</text:p>
      <text:p text:style-name="P1"/>
      <text:p text:style-name="P1">Type</text:p>
      <text:p text:style-name="P1"><text:s text:c="4"/>--bool <text:s text:c="15"/>value is "true" or "false"</text:p>
      <text:p text:style-name="P1"><text:s text:c="4"/>--int <text:s text:c="16"/>value is decimal number</text:p>
      <text:p text:style-name="P1"><text:s text:c="4"/>--bool-or-int <text:s text:c="8"/>value is --bool or --int</text:p>
      <text:p text:style-name="P1"><text:s text:c="4"/>--path <text:s text:c="15"/>value is a path (file or directory name)</text:p>
      <text:p text:style-name="P1"/>
      <text:p text:style-name="P1">Other</text:p>
      <text:p text:style-name="P1"><text:s text:c="4"/>-z, --null <text:s text:c="11"/>terminate values with NUL byte</text:p>
      <text:p text:style-name="P1"><text:s text:c="4"/>--name-only <text:s text:c="10"/>show variable names only</text:p>
      <text:p text:style-name="P1"><text:s text:c="4"/>--includes <text:s text:c="11"/>respect include directives on lookup</text:p>
      <text:p text:style-name="P1"/>
      <text:p text:style-name="P1">shashank@shashank-HP-Pavilion-Sleekbook-15-PC ~/eclipse-workspace/GitDemo $ git config --global user.name "shashank9665"</text:p>
      <text:p text:style-name="P1">shashank@shashank-HP-Pavilion-Sleekbook-15-PC ~/eclipse-workspace/GitDemo $ git config --global user.email "shashank.bharadiya@gmail.com"</text:p>
      <text:p text:style-name="P1">shashank@shashank-HP-Pavilion-Sleekbook-15-PC ~/eclipse-workspace/GitDemo $ git remote add origin https://github.com/bharadiya/RemoteGitDemo.git</text:p>
      <text:p text:style-name="P1">shashank@shashank-HP-Pavilion-Sleekbook-15-PC ~/eclipse-workspace/GitDemo $ git status</text:p>
      <text:p text:style-name="P1">On branch master</text:p>
      <text:p text:style-name="P1"/>
      <text:p text:style-name="P1">Initial commit</text:p>
      <text:p text:style-name="P1"/>
      <text:p text:style-name="P1"><text:soft-page-break/>Untracked files:</text:p>
      <text:p text:style-name="P1"><text:s text:c="2"/>(use "git add &lt;file&gt;..." to include in what will be committed)</text:p>
      <text:p text:style-name="P1"/>
      <text:p text:style-name="P1"><text:tab/>.classpath</text:p>
      <text:p text:style-name="P1"><text:tab/>.project</text:p>
      <text:p text:style-name="P1"><text:tab/>.settings/</text:p>
      <text:p text:style-name="P1"><text:tab/>bin/</text:p>
      <text:p text:style-name="P1"><text:tab/>src/</text:p>
      <text:p text:style-name="P1"/>
      <text:p text:style-name="P1">nothing added to commit but untracked files present (use "git add" to track)</text:p>
      <text:p text:style-name="P1">shashank@shashank-HP-Pavilion-Sleekbook-15-PC ~/eclipse-workspace/GitDemo $ git add .</text:p>
      <text:p text:style-name="P1">shashank@shashank-HP-Pavilion-Sleekbook-15-PC ~/eclipse-workspace/GitDemo 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.classpath</text:p>
      <text:p text:style-name="P1"><text:tab/>new file: <text:s text:c="2"/>.project</text:p>
      <text:p text:style-name="P1"><text:tab/>new file: <text:s text:c="2"/>.settings/org.eclipse.jdt.core.prefs</text:p>
      <text:p text:style-name="P1"><text:tab/>new file: <text:s text:c="2"/>bin/Hello.class</text:p>
      <text:p text:style-name="P1"><text:tab/>new file: <text:s text:c="2"/>src/Hello.java</text:p>
      <text:p text:style-name="P1"/>
      <text:p text:style-name="P1">shashank@shashank-HP-Pavilion-Sleekbook-15-PC ~/eclipse-workspace/GitDemo 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.classpath</text:p>
      <text:p text:style-name="P1"><text:tab/>new file: <text:s text:c="2"/>.project</text:p>
      <text:p text:style-name="P1"><text:tab/>new file: <text:s text:c="2"/>.settings/org.eclipse.jdt.core.prefs</text:p>
      <text:p text:style-name="P1"><text:tab/>new file: <text:s text:c="2"/>bin/Hello.class</text:p>
      <text:p text:style-name="P1"><text:tab/>new file: <text:s text:c="2"/>src/Hello.java</text:p>
      <text:p text:style-name="P1"/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bin/Hello.class</text:p>
      <text:p text:style-name="P1"><text:tab/>modified: <text:s text:c="2"/>src/Hello.java</text:p>
      <text:p text:style-name="P1"/>
      <text:p text:style-name="P1">shashank@shashank-HP-Pavilion-Sleekbook-15-PC ~/eclipse-workspace/GitDemo $ git add .</text:p>
      <text:p text:style-name="P1">shashank@shashank-HP-Pavilion-Sleekbook-15-PC ~/eclipse-workspace/GitDemo $ git status</text:p>
      <text:p text:style-name="P1">On branch master</text:p>
      <text:p text:style-name="P1"/>
      <text:p text:style-name="P1">Initial commit</text:p>
      <text:p text:style-name="P1"/>
      <text:p text:style-name="P1"><text:soft-page-break/>Changes to be committed:</text:p>
      <text:p text:style-name="P1"><text:s text:c="2"/>(use "git rm --cached &lt;file&gt;..." to unstage)</text:p>
      <text:p text:style-name="P1"/>
      <text:p text:style-name="P1"><text:tab/>new file: <text:s text:c="2"/>.classpath</text:p>
      <text:p text:style-name="P1"><text:tab/>new file: <text:s text:c="2"/>.project</text:p>
      <text:p text:style-name="P1"><text:tab/>new file: <text:s text:c="2"/>.settings/org.eclipse.jdt.core.prefs</text:p>
      <text:p text:style-name="P1"><text:tab/>new file: <text:s text:c="2"/>bin/Hello.class</text:p>
      <text:p text:style-name="P1"><text:tab/>new file: <text:s text:c="2"/>src/Hello.java</text:p>
      <text:p text:style-name="P1"/>
      <text:p text:style-name="P1">shashank@shashank-HP-Pavilion-Sleekbook-15-PC ~/eclipse-workspace/GitDemo $ git commit -m "My First Commit"</text:p>
      <text:p text:style-name="P1">[master (root-commit) 9c96a03] My First Commit</text:p>
      <text:p text:style-name="P1"><text:s/>5 files changed, 43 insertions(+)</text:p>
      <text:p text:style-name="P1"><text:s/>create mode 100644 .classpath</text:p>
      <text:p text:style-name="P1"><text:s/>create mode 100644 .project</text:p>
      <text:p text:style-name="P1"><text:s/>create mode 100644 .settings/org.eclipse.jdt.core.prefs</text:p>
      <text:p text:style-name="P1"><text:s/>create mode 100644 bin/Hello.class</text:p>
      <text:p text:style-name="P1"><text:s/>create mode 100644 src/Hello.java</text:p>
      <text:p text:style-name="P1">shashank@shashank-HP-Pavilion-Sleekbook-15-PC ~/eclipse-workspace/GitDemo $ git push -u origin master</text:p>
      <text:p text:style-name="P1">Username for 'https://github.com': shashank9665</text:p>
      <text:p text:style-name="P1">Password for 'https://shashank9665@github.com': </text:p>
      <text:p text:style-name="P1">remote: Invalid username or password.</text:p>
      <text:p text:style-name="P1">fatal: Authentication failed for 'https://github.com/bharadiya/RemoteGitDemo.git/'</text:p>
      <text:p text:style-name="P1">shashank@shashank-HP-Pavilion-Sleekbook-15-PC ~/eclipse-workspace/GitDemo $ git push -u origin master</text:p>
      <text:p text:style-name="P1">Username for 'https://github.com': shashank9665</text:p>
      <text:p text:style-name="P1">Password for 'https://shashank9665@github.com': </text:p>
      <text:p text:style-name="P1">^[[A^[[A^[[Bfatal: unable to access 'https://github.com/bharadiya/RemoteGitDemo.git/': Empty reply from server</text:p>
      <text:p text:style-name="P1">shashank@shashank-HP-Pavilion-Sleekbook-15-PC ~/eclipse-workspace/GitDemo $ git push -u origin master</text:p>
      <text:p text:style-name="P1">Username for 'https://github.com': bharadiya</text:p>
      <text:p text:style-name="P1">Password for 'https://bharadiya@github.com': </text:p>
      <text:p text:style-name="P1">Counting objects: 10, done.</text:p>
      <text:p text:style-name="P1">Delta compression using up to 4 threads.</text:p>
      <text:p text:style-name="P1">Compressing objects: 100% (8/8), done.</text:p>
      <text:p text:style-name="P1">Writing objects: 100% (10/10), 1.52 KiB | 0 bytes/s, done.</text:p>
      <text:p text:style-name="P1">Total 10 (delta 0), reused 0 (delta 0)</text:p>
      <text:p text:style-name="P1">To https://github.com/bharadiya/RemoteGitDemo.git</text:p>
      <text:p text:style-name="P1"><text:s/>* [new branch] <text:s text:c="5"/>master -&gt; master</text:p>
      <text:p text:style-name="P1">Branch master set up to track remote branch master from origin.</text:p>
      <text:p text:style-name="P1">shashank@shashank-HP-Pavilion-Sleekbook-15-PC ~/eclipse-workspace/GitDemo $ git status</text:p>
      <text:p text:style-name="P1">On branch master</text:p>
      <text:p text:style-name="P1">Your branch is up-to-date with 'origin/master'.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bin/Hello.class</text:p>
      <text:p text:style-name="P1"><text:tab/>modified: <text:s text:c="2"/>src/Hello.java</text:p>
      <text:p text:style-name="P1"/>
      <text:p text:style-name="P1"><text:soft-page-break/>no changes added to commit (use "git add" and/or "git commit -a")</text:p>
      <text:p text:style-name="P1">shashank@shashank-HP-Pavilion-Sleekbook-15-PC ~/eclipse-workspace/GitDemo $ git add .</text:p>
      <text:p text:style-name="P1">shashank@shashank-HP-Pavilion-Sleekbook-15-PC ~/eclipse-workspace/GitDemo $ git status</text:p>
      <text:p text:style-name="P1">On branch master</text:p>
      <text:p text:style-name="P1">Your branch is up-to-date with 'origin/master'.</text:p>
      <text:p text:style-name="P1">Changes to be committed:</text:p>
      <text:p text:style-name="P1"><text:s text:c="2"/>(use "git reset HEAD &lt;file&gt;..." to unstage)</text:p>
      <text:p text:style-name="P1"/>
      <text:p text:style-name="P1"><text:tab/>modified: <text:s text:c="2"/>bin/Hello.class</text:p>
      <text:p text:style-name="P1"><text:tab/>modified: <text:s text:c="2"/>src/Hello.java</text:p>
      <text:p text:style-name="P1"/>
      <text:p text:style-name="P1">shashank@shashank-HP-Pavilion-Sleekbook-15-PC ~/eclipse-workspace/GitDemo $ git commit -m "My Second Commit"</text:p>
      <text:p text:style-name="P1">[master 87f15d7] My Second Commit</text:p>
      <text:p text:style-name="P1"><text:s/>2 files changed, 1 insertion(+)</text:p>
      <text:p text:style-name="P1">shashank@shashank-HP-Pavilion-Sleekbook-15-PC ~/eclipse-workspace/GitDemo $ git status</text:p>
      <text:p text:style-name="P1">On branch master</text:p>
      <text:p text:style-name="P1">Your branch is ahead of 'origin/master' by 1 commit.</text:p>
      <text:p text:style-name="P1"><text:s text:c="2"/>(use "git push" to publish your local commits)</text:p>
      <text:p text:style-name="P1">nothing to commit, working directory clean</text:p>
      <text:p text:style-name="P1">shashank@shashank-HP-Pavilion-Sleekbook-15-PC ~/eclipse-workspace/GitDemo $ git push -u origin master</text:p>
      <text:p text:style-name="P1">Username for 'https://github.com': bharadiya</text:p>
      <text:p text:style-name="P1">Password for 'https://bharadiya@github.com': </text:p>
      <text:p text:style-name="P1">Counting objects: 6, done.</text:p>
      <text:p text:style-name="P1">Delta compression using up to 4 threads.</text:p>
      <text:p text:style-name="P1">Compressing objects: 100% (4/4), done.</text:p>
      <text:p text:style-name="P1">Writing objects: 100% (6/6), 596 bytes | 0 bytes/s, done.</text:p>
      <text:p text:style-name="P1">Total 6 (delta 3), reused 0 (delta 0)</text:p>
      <text:p text:style-name="P1">remote: Resolving deltas: 100% (3/3), completed with 3 local objects.</text:p>
      <text:p text:style-name="P1">To https://github.com/bharadiya/RemoteGitDemo.git</text:p>
      <text:p text:style-name="P1"><text:s text:c="3"/>9c96a03..87f15d7 <text:s/>master -&gt; master</text:p>
      <text:p text:style-name="P1">Branch master set up to track remote branch master from origin.</text:p>
      <text:p text:style-name="P1">shashank@shashank-HP-Pavilion-Sleekbook-15-PC ~/eclipse-workspace/GitDemo $ git status</text:p>
      <text:p text:style-name="P1">On branch master</text:p>
      <text:p text:style-name="P1">Your branch is up-to-date with 'origin/master'.</text:p>
      <text:p text:style-name="P1">nothing to commit, working directory clean</text:p>
      <text:p text:style-name="P1">shashank@shashank-HP-Pavilion-Sleekbook-15-PC ~/eclipse-workspace/GitDemo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2:56:28.684671860</meta:creation-date>
    <dc:date>2019-03-23T12:57:18.400974442</dc:date>
    <meta:editing-duration>PT51S</meta:editing-duration>
    <meta:editing-cycles>1</meta:editing-cycles>
    <meta:document-statistic meta:table-count="0" meta:image-count="0" meta:object-count="0" meta:page-count="4" meta:paragraph-count="157" meta:word-count="844" meta:character-count="7647" meta:non-whitespace-character-count="6502"/>
    <meta:generator>LibreOffice/5.1.2.2$Linux_X86_64 LibreOffice_project/10m0$Build-2</meta:generator>
  </office:meta>
</office:document-meta>
</file>